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 office:value-type="float" office:value="6991">
            <text:p>6991</text:p>
          </table:table-cell>
          <table:table-cell office:value-type="float" office:value="15730">
            <text:p>15730</text:p>
          </table:table-cell>
          <table:table-cell office:value-type="float" office:value="382">
            <text:p>382</text:p>
          </table:table-cell>
          <table:table-cell table:formula="of:=IF(OR([.C64]=0; [.C63]=0); 0; [.C64]-[.C63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 office:value-type="float" office:value="7052">
            <text:p>7052</text:p>
          </table:table-cell>
          <table:table-cell office:value-type="float" office:value="15876">
            <text:p>15876</text:p>
          </table:table-cell>
          <table:table-cell office:value-type="float" office:value="386">
            <text:p>386</text:p>
          </table:table-cell>
          <table:table-cell table:formula="of:=IF(OR([.C65]=0; [.C64]=0); 0; [.C65]-[.C6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 office:value-type="float" office:value="7129">
            <text:p>7129</text:p>
          </table:table-cell>
          <table:table-cell office:value-type="float" office:value="16031">
            <text:p>16031</text:p>
          </table:table-cell>
          <table:table-cell office:value-type="float" office:value="390">
            <text:p>390</text:p>
          </table:table-cell>
          <table:table-cell table:formula="of:=IF(OR([.C66]=0; [.C65]=0); 0; [.C66]-[.C65]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 office:value-type="float" office:value="7181">
            <text:p>7181</text:p>
          </table:table-cell>
          <table:table-cell office:value-type="float" office:value="16136">
            <text:p>16136</text:p>
          </table:table-cell>
          <table:table-cell office:value-type="float" office:value="397">
            <text:p>397</text:p>
          </table:table-cell>
          <table:table-cell table:formula="of:=IF(OR([.C67]=0; [.C66]=0); 0; [.C67]-[.C66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 office:value-type="float" office:value="7266">
            <text:p>7266</text:p>
          </table:table-cell>
          <table:table-cell office:value-type="float" office:value="16329">
            <text:p>16329</text:p>
          </table:table-cell>
          <table:table-cell office:value-type="float" office:value="403">
            <text:p>403</text:p>
          </table:table-cell>
          <table:table-cell table:formula="of:=IF(OR([.C68]=0; [.C67]=0); 0; [.C68]-[.C67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 office:value-type="float" office:value="7370">
            <text:p>7370</text:p>
          </table:table-cell>
          <table:table-cell office:value-type="float" office:value="16530">
            <text:p>16530</text:p>
          </table:table-cell>
          <table:table-cell office:value-type="float" office:value="406">
            <text:p>406</text:p>
          </table:table-cell>
          <table:table-cell table:formula="of:=IF(OR([.C69]=0; [.C68]=0); 0; [.C69]-[.C68]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 office:value-type="float" office:value="7424">
            <text:p>7424</text:p>
          </table:table-cell>
          <table:table-cell office:value-type="float" office:value="16676">
            <text:p>16676</text:p>
          </table:table-cell>
          <table:table-cell office:value-type="float" office:value="411">
            <text:p>411</text:p>
          </table:table-cell>
          <table:table-cell table:formula="of:=IF(OR([.C70]=0; [.C69]=0); 0; [.C70]-[.C69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 office:value-type="float" office:value="7496">
            <text:p>7496</text:p>
          </table:table-cell>
          <table:table-cell office:value-type="float" office:value="16826">
            <text:p>16826</text:p>
          </table:table-cell>
          <table:table-cell office:value-type="float" office:value="419">
            <text:p>419</text:p>
          </table:table-cell>
          <table:table-cell table:formula="of:=IF(OR([.C71]=0; [.C70]=0); 0; [.C71]-[.C70]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 office:value-type="float" office:value="7548">
            <text:p>7548</text:p>
          </table:table-cell>
          <table:table-cell office:value-type="float" office:value="16932">
            <text:p>16932</text:p>
          </table:table-cell>
          <table:table-cell office:value-type="float" office:value="421">
            <text:p>421</text:p>
          </table:table-cell>
          <table:table-cell table:formula="of:=IF(OR([.C72]=0; [.C71]=0); 0; [.C72]-[.C71]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1">11.08.2011</text:date>, <text:time>13:24:1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11T13:24:15.36</dc:date>
    <meta:editing-duration>P4DT23H12M48S</meta:editing-duration>
    <meta:editing-cycles>173</meta:editing-cycles>
    <meta:generator>OOo-dev/3.4$Win32 OpenOffice.org_project/340m0$Build-9583</meta:generator>
    <meta:document-statistic meta:table-count="3" meta:cell-count="57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6991">
                <text:p>6991</text:p>
              </table:table-cell>
              <table:table-cell office:value-type="float" office:value="15730">
                <text:p>157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7052">
                <text:p>7052</text:p>
              </table:table-cell>
              <table:table-cell office:value-type="float" office:value="15876">
                <text:p>158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7129">
                <text:p>7129</text:p>
              </table:table-cell>
              <table:table-cell office:value-type="float" office:value="16031">
                <text:p>160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7181">
                <text:p>7181</text:p>
              </table:table-cell>
              <table:table-cell office:value-type="float" office:value="16136">
                <text:p>161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7266">
                <text:p>7266</text:p>
              </table:table-cell>
              <table:table-cell office:value-type="float" office:value="16329">
                <text:p>1632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7370">
                <text:p>7370</text:p>
              </table:table-cell>
              <table:table-cell office:value-type="float" office:value="16530">
                <text:p>165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7424">
                <text:p>7424</text:p>
              </table:table-cell>
              <table:table-cell office:value-type="float" office:value="16676">
                <text:p>1667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7496">
                <text:p>7496</text:p>
              </table:table-cell>
              <table:table-cell office:value-type="float" office:value="16826">
                <text:p>1682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7548">
                <text:p>7548</text:p>
              </table:table-cell>
              <table:table-cell office:value-type="float" office:value="16932">
                <text:p>1693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44cm" svg:y="23.974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